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28cm" svg:stroke-color="#000000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solid" svg:stroke-width="0.07cm" svg:stroke-color="#000000" draw:fill="none" fo:padding-top="0.035cm" fo:padding-bottom="0.035cm" fo:padding-left="0.035cm" fo:padding-right="0.035cm"/>
    </style:style>
    <style:style style:name="gr4" style:family="graphic" style:parent-style-name="standard">
      <style:graphic-properties draw:stroke="solid" svg:stroke-width="0.062cm" svg:stroke-color="#000000" draw:fill="none" fo:padding-top="0.031cm" fo:padding-bottom="0.031cm" fo:padding-left="0.031cm" fo:padding-right="0.031cm"/>
    </style:style>
    <style:style style:name="gr5" style:family="graphic" style:parent-style-name="standard">
      <style:graphic-properties draw:stroke="solid" svg:stroke-width="0.045cm" svg:stroke-color="#000000" draw:fill="none" fo:padding-top="0.022cm" fo:padding-bottom="0.022cm" fo:padding-left="0.022cm" fo:padding-right="0.022cm"/>
    </style:style>
    <style:style style:name="gr6" style:family="graphic" style:parent-style-name="standard">
      <style:graphic-properties draw:stroke="solid" svg:stroke-width="0.105cm" svg:stroke-color="#000000" draw:fill="none" fo:padding-top="0.052cm" fo:padding-bottom="0.052cm" fo:padding-left="0.052cm" fo:padding-right="0.052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788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marker-start="Arrow" draw:marker-end="Arrow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solid" svg:stroke-width="0.035cm" svg:stroke-color="#000000" draw:marker-start="Arrow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035cm" svg:stroke-color="#000000" draw:marker-start="" draw:marker-end="Arrow" draw:fill="none" fo:padding-top="0.017cm" fo:padding-bottom="0.017cm" fo:padding-left="0.017cm" fo:padding-right="0.017cm"/>
    </style:style>
    <style:style style:name="gr12" style:family="graphic" style:parent-style-name="standard">
      <style:graphic-properties draw:stroke="solid" svg:stroke-width="0.035cm" svg:stroke-color="#000000" draw:marker-end="Arrow" draw:fill="none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25cm" svg:stroke-color="#000000" draw:marker-start-width="0.185cm" draw:marker-end-width="0.185cm" draw:fill="none" fo:padding-top="0.012cm" fo:padding-bottom="0.012cm" fo:padding-left="0.012cm" fo:padding-right="0.012cm"/>
    </style:style>
    <style:style style:name="gr16" style:family="graphic" style:parent-style-name="standard">
      <style:graphic-properties draw:stroke="solid" svg:stroke-width="0.055cm" svg:stroke-color="#000000" draw:fill="solid" draw:fill-color="#ffffff" fo:padding-top="0.027cm" fo:padding-bottom="0.027cm" fo:padding-left="0.027cm" fo:padding-right="0.027cm"/>
    </style:style>
    <style:style style:name="P1" style:family="paragraph">
      <style:text-properties fo:font-family="Arial" style:font-family-generic="swiss"/>
    </style:style>
    <style:style style:name="T1" style:family="text">
      <style:text-properties fo:color="#000000" fo:font-family="Arial" style:font-family-generic="swiss" fo:font-size="11pt" fo:font-weight="bold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layer="layout" svg:width="0.529cm" svg:height="0.599cm" svg:x="11.253cm" svg:y="2.434cm" svg:viewBox="0 0 530 600" svg:d="m530 300c0 165-118 300-265 300s-265-135-265-300c0-166 119-300 265-300s265 134 265 300">
          <text:p/>
        </draw:path>
        <draw:polygon draw:style-name="gr2" draw:layer="layout" svg:width="1.447cm" svg:height="0.353cm" svg:x="10.794cm" svg:y="1.94cm" svg:viewBox="0 0 1448 354" draw:points="0,0 0,354 1448,354 1448,0">
          <text:p/>
        </draw:polygon>
        <draw:path draw:style-name="gr1" draw:layer="layout" svg:width="0.176cm" svg:height="0.176cm" svg:x="10.195cm" svg:y="2.469cm" svg:viewBox="0 0 177 177" svg:d="m177 88c0 49-39 89-88 89s-89-40-89-89 40-88 89-88 88 39 88 88">
          <text:p/>
        </draw:path>
        <draw:path draw:style-name="gr1" draw:layer="layout" svg:width="0.176cm" svg:height="0.176cm" svg:x="10.548cm" svg:y="2.469cm" svg:viewBox="0 0 177 177" svg:d="m177 88c0 49-40 89-88 89-49 0-89-40-89-89s40-88 89-88c48 0 88 39 88 88">
          <text:p/>
        </draw:path>
        <draw:path draw:style-name="gr1" draw:layer="layout" svg:width="0.177cm" svg:height="0.176cm" svg:x="10.9cm" svg:y="2.469cm" svg:viewBox="0 0 178 177" svg:d="m178 88c0 49-40 89-88 89-49 0-90-40-90-89s41-88 90-88c48 0 88 39 88 88">
          <text:p/>
        </draw:path>
        <draw:path draw:style-name="gr1" draw:layer="layout" svg:width="0.177cm" svg:height="0.176cm" svg:x="10.9cm" svg:y="2.822cm" svg:viewBox="0 0 178 177" svg:d="m178 88c0 49-40 89-88 89-49 0-90-40-90-89s41-88 90-88c48 0 88 39 88 88">
          <text:p/>
        </draw:path>
        <draw:path draw:style-name="gr1" draw:layer="layout" svg:width="0.176cm" svg:height="0.176cm" svg:x="10.548cm" svg:y="2.822cm" svg:viewBox="0 0 177 177" svg:d="m177 88c0 49-40 89-88 89-49 0-89-40-89-89s40-88 89-88c48 0 88 39 88 88">
          <text:p/>
        </draw:path>
        <draw:path draw:style-name="gr1" draw:layer="layout" svg:width="0.176cm" svg:height="0.176cm" svg:x="10.195cm" svg:y="2.822cm" svg:viewBox="0 0 177 177" svg:d="m177 88c0 49-39 89-88 89s-89-40-89-89 40-88 89-88 88 39 88 88">
          <text:p/>
        </draw:path>
        <draw:polygon draw:style-name="gr1" draw:layer="layout" svg:width="0.07cm" svg:height="0.176cm" svg:x="11.959cm" svg:y="2.469cm" svg:viewBox="0 0 71 177" draw:points="0,177 71,177 71,0 0,0">
          <text:p/>
        </draw:polygon>
        <draw:polygon draw:style-name="gr1" draw:layer="layout" svg:width="0.071cm" svg:height="0.176cm" svg:x="12.135cm" svg:y="2.469cm" svg:viewBox="0 0 72 177" draw:points="0,177 72,177 72,0 0,0">
          <text:p/>
        </draw:polygon>
        <draw:polygon draw:style-name="gr1" draw:layer="layout" svg:width="0.071cm" svg:height="0.176cm" svg:x="12.311cm" svg:y="2.469cm" svg:viewBox="0 0 72 177" draw:points="0,177 72,177 72,0 0,0">
          <text:p/>
        </draw:polygon>
        <draw:polygon draw:style-name="gr1" draw:layer="layout" svg:width="0.07cm" svg:height="0.176cm" svg:x="12.488cm" svg:y="2.469cm" svg:viewBox="0 0 71 177" draw:points="0,177 71,177 71,0 0,0">
          <text:p/>
        </draw:polygon>
        <draw:polygon draw:style-name="gr1" draw:layer="layout" svg:width="0.07cm" svg:height="0.176cm" svg:x="11.959cm" svg:y="2.822cm" svg:viewBox="0 0 71 177" draw:points="0,177 71,177 71,0 0,0">
          <text:p/>
        </draw:polygon>
        <draw:polygon draw:style-name="gr1" draw:layer="layout" svg:width="0.071cm" svg:height="0.176cm" svg:x="12.135cm" svg:y="2.822cm" svg:viewBox="0 0 72 177" draw:points="0,177 72,177 72,0 0,0">
          <text:p/>
        </draw:polygon>
        <draw:polygon draw:style-name="gr1" draw:layer="layout" svg:width="0.071cm" svg:height="0.176cm" svg:x="12.311cm" svg:y="2.822cm" svg:viewBox="0 0 72 177" draw:points="0,177 72,177 72,0 0,0">
          <text:p/>
        </draw:polygon>
        <draw:polygon draw:style-name="gr1" draw:layer="layout" svg:width="0.07cm" svg:height="0.176cm" svg:x="12.488cm" svg:y="2.822cm" svg:viewBox="0 0 71 177" draw:points="0,177 71,177 71,0 0,0">
          <text:p/>
        </draw:polygon>
        <draw:polygon draw:style-name="gr3" draw:layer="layout" svg:width="2.822cm" svg:height="1.412cm" svg:x="9.948cm" svg:y="1.763cm" svg:viewBox="0 0 2823 1413" draw:points="0,1413 2823,1413 2823,0 0,0">
          <text:p/>
        </draw:polygon>
        <draw:path draw:style-name="gr1" draw:layer="layout" svg:width="0.105cm" svg:height="0.105cm" svg:x="11.571cm" svg:y="2.54cm" svg:viewBox="0 0 106 106" svg:d="m106 52c0 30-24 54-53 54-30 0-53-24-53-54 0-29 23-52 53-52 29 0 53 23 53 52">
          <text:p/>
        </draw:path>
        <draw:line draw:style-name="gr1" draw:layer="layout" svg:x1="10.16cm" svg:y1="2.01cm" svg:x2="10.231cm" svg:y2="2.258cm">
          <text:p/>
        </draw:line>
        <draw:line draw:style-name="gr1" draw:layer="layout" svg:x1="10.23cm" svg:y1="2.257cm" svg:x2="10.618cm" svg:y2="2.257cm">
          <text:p/>
        </draw:line>
        <draw:line draw:style-name="gr1" draw:layer="layout" svg:x1="10.618cm" svg:y1="2.258cm" svg:x2="10.69cm" svg:y2="2.01cm">
          <text:p/>
        </draw:line>
        <draw:path draw:style-name="gr1" draw:layer="layout" svg:width="0.529cm" svg:height="0.047cm" svg:x="10.16cm" svg:y="1.963cm" svg:viewBox="0 0 530 48" svg:d="m0 48c282-107 530 0 530 0">
          <text:p/>
        </draw:path>
        <draw:polyline draw:style-name="gr1" draw:layer="layout" svg:width="0cm" svg:height="0cm" svg:x="10.689cm" svg:y="2.01cm" svg:viewBox="0 0 0 0" draw:points="0,0">
          <text:p/>
        </draw:polyline>
        <draw:line draw:style-name="gr1" draw:layer="layout" svg:x1="10.372cm" svg:y1="2.258cm" svg:x2="10.265cm" svg:y2="2.081cm">
          <text:p/>
        </draw:line>
        <draw:polyline draw:style-name="gr1" draw:layer="layout" svg:width="0cm" svg:height="0cm" svg:x="10.265cm" svg:y="2.081cm" svg:viewBox="0 0 0 0" draw:points="0,0">
          <text:p/>
        </draw:polyline>
        <draw:polygon draw:style-name="gr1" draw:layer="layout" svg:width="0.071cm" svg:height="0.177cm" svg:x="12.311cm" svg:y="2.116cm" svg:viewBox="0 0 72 178" draw:points="0,178 72,178 72,0 0,0">
          <text:p/>
        </draw:polygon>
        <draw:polygon draw:style-name="gr1" draw:layer="layout" svg:width="0.07cm" svg:height="0.177cm" svg:x="12.488cm" svg:y="2.116cm" svg:viewBox="0 0 71 178" draw:points="0,178 71,178 71,0 0,0">
          <text:p/>
        </draw:polygon>
        <draw:polygon draw:style-name="gr4" draw:layer="layout" svg:width="1.87cm" svg:height="1.764cm" svg:x="2.539cm" svg:y="4.727cm" svg:viewBox="0 0 1871 1765" draw:points="0,0 0,1765 1871,1765 1871,0">
          <text:p/>
        </draw:polygon>
        <draw:path draw:style-name="gr1" draw:layer="layout" svg:width="1.411cm" svg:height="0.079cm" svg:x="2.751cm" svg:y="4.861cm" svg:viewBox="0 0 1412 80" svg:d="m0 80c707-179 1412 0 1412 0">
          <text:p/>
        </draw:path>
        <draw:path draw:style-name="gr1" draw:layer="layout" svg:width="1.411cm" svg:height="0.079cm" svg:x="2.751cm" svg:y="5.997cm" svg:viewBox="0 0 1412 80" svg:d="m0 0c707 179 1412 0 1412 0">
          <text:p/>
        </draw:path>
        <draw:path draw:style-name="gr1" draw:layer="layout" svg:width="0.078cm" svg:height="1.059cm" svg:x="2.674cm" svg:y="4.938cm" svg:viewBox="0 0 79 1060" svg:d="m79 0c-178 531 0 1060 0 1060">
          <text:p/>
        </draw:path>
        <draw:path draw:style-name="gr1" draw:layer="layout" svg:width="0.079cm" svg:height="1.059cm" svg:x="4.162cm" svg:y="4.938cm" svg:viewBox="0 0 80 1060" svg:d="m0 0c179 531 0 1060 0 1060">
          <text:p/>
        </draw:path>
        <draw:path draw:style-name="gr1" draw:layer="layout" svg:width="0.106cm" svg:height="0.106cm" svg:x="2.716cm" svg:y="6.244cm" svg:viewBox="0 0 107 107" svg:d="m107 53c0 30-24 54-53 54s-54-24-54-54 25-53 54-53 53 23 53 53">
          <text:p/>
        </draw:path>
        <draw:path draw:style-name="gr1" draw:layer="layout" svg:width="0.106cm" svg:height="0.106cm" svg:x="2.963cm" svg:y="6.244cm" svg:viewBox="0 0 107 107" svg:d="m107 53c0 30-24 54-54 54s-53-24-53-54 24-53 53-53 54 23 54 53">
          <text:p/>
        </draw:path>
        <draw:path draw:style-name="gr1" draw:layer="layout" svg:width="0.106cm" svg:height="0.106cm" svg:x="3.21cm" svg:y="6.244cm" svg:viewBox="0 0 107 107" svg:d="m107 53c0 30-24 54-53 54-31 0-54-24-54-54s23-53 54-53c29 0 53 23 53 53">
          <text:p/>
        </draw:path>
        <draw:polygon draw:style-name="gr3" draw:layer="layout" svg:width="1.588cm" svg:height="1.588cm" svg:x="5.538cm" svg:y="4.903cm" svg:viewBox="0 0 1589 1589" draw:points="0,1589 1589,1589 1589,0 0,0">
          <text:p/>
        </draw:polygon>
        <draw:path draw:style-name="gr1" draw:layer="layout" svg:width="0.458cm" svg:height="0.459cm" svg:x="5.715cm" svg:y="5.15cm" svg:viewBox="0 0 459 460" svg:d="m459 229c0 128-103 231-230 231s-229-103-229-231c0-126 102-229 229-229s230 103 230 229">
          <text:p/>
        </draw:path>
        <draw:path draw:style-name="gr5" draw:layer="layout" svg:width="0.318cm" svg:height="0.317cm" svg:x="5.785cm" svg:y="5.221cm" svg:viewBox="0 0 319 318" svg:d="m319 158c0 89-72 160-160 160s-159-71-159-160c0-87 71-158 159-158s160 71 160 158">
          <text:p/>
        </draw:path>
        <draw:path draw:style-name="gr1" draw:layer="layout" svg:width="0.458cm" svg:height="0.459cm" svg:x="6.491cm" svg:y="5.15cm" svg:viewBox="0 0 459 460" svg:d="m459 229c0 128-103 231-230 231s-229-103-229-231c0-126 102-229 229-229s230 103 230 229">
          <text:p/>
        </draw:path>
        <draw:path draw:style-name="gr5" draw:layer="layout" svg:width="0.318cm" svg:height="0.317cm" svg:x="6.561cm" svg:y="5.221cm" svg:viewBox="0 0 319 318" svg:d="m319 158c0 89-71 160-159 160-89 0-160-71-160-160 0-87 71-158 160-158 88 0 159 71 159 158">
          <text:p/>
        </draw:path>
        <draw:line draw:style-name="gr1" draw:layer="layout" svg:x1="6.067cm" svg:y1="6.032cm" svg:x2="6.596cm" svg:y2="6.032cm">
          <text:p/>
        </draw:line>
        <draw:line draw:style-name="gr1" draw:layer="layout" svg:x1="6.596cm" svg:y1="6.032cm" svg:x2="6.774cm" svg:y2="6.139cm">
          <text:p/>
        </draw:line>
        <draw:line draw:style-name="gr1" draw:layer="layout" svg:x1="6.773cm" svg:y1="6.138cm" svg:x2="6.773cm" svg:y2="6.279cm">
          <text:p/>
        </draw:line>
        <draw:line draw:style-name="gr1" draw:layer="layout" svg:x1="6.773cm" svg:y1="6.279cm" svg:x2="5.891cm" svg:y2="6.279cm">
          <text:p/>
        </draw:line>
        <draw:line draw:style-name="gr1" draw:layer="layout" svg:x1="5.891cm" svg:y1="6.279cm" svg:x2="5.891cm" svg:y2="6.138cm">
          <text:p/>
        </draw:line>
        <draw:line draw:style-name="gr1" draw:layer="layout" svg:x1="5.891cm" svg:y1="6.139cm" svg:x2="6.068cm" svg:y2="6.032cm">
          <text:p/>
        </draw:line>
        <draw:polyline draw:style-name="gr1" draw:layer="layout" svg:width="0cm" svg:height="0cm" svg:x="6.067cm" svg:y="6.032cm" svg:viewBox="0 0 0 0" draw:points="0,0">
          <text:p/>
        </draw:polyline>
        <draw:line draw:style-name="gr1" draw:layer="layout" svg:x1="6.208cm" svg:y1="5.926cm" svg:x2="6.455cm" svg:y2="5.926cm">
          <text:p/>
        </draw:line>
        <draw:line draw:style-name="gr1" draw:layer="layout" svg:x1="6.455cm" svg:y1="5.926cm" svg:x2="6.455cm" svg:y2="5.856cm">
          <text:p/>
        </draw:line>
        <draw:line draw:style-name="gr1" draw:layer="layout" svg:x1="6.455cm" svg:y1="5.856cm" svg:x2="6.208cm" svg:y2="5.856cm">
          <text:p/>
        </draw:line>
        <draw:line draw:style-name="gr1" draw:layer="layout" svg:x1="6.208cm" svg:y1="5.856cm" svg:x2="6.208cm" svg:y2="5.926cm">
          <text:p/>
        </draw:line>
        <draw:polyline draw:style-name="gr1" draw:layer="layout" svg:width="0cm" svg:height="0cm" svg:x="6.208cm" svg:y="5.926cm" svg:viewBox="0 0 0 0" draw:points="0,0">
          <text:p/>
        </draw:polyline>
        <draw:path draw:style-name="gr1" draw:layer="layout" svg:width="0.106cm" svg:height="0.105cm" svg:x="5.891cm" svg:y="5.856cm" svg:viewBox="0 0 107 106" svg:d="m107 54c0 29-25 52-54 52s-53-23-53-52c0-31 24-54 53-54s54 23 54 54">
          <text:p/>
        </draw:path>
        <draw:path draw:style-name="gr1" draw:layer="layout" svg:width="0.106cm" svg:height="0.105cm" svg:x="6.667cm" svg:y="5.856cm" svg:viewBox="0 0 107 106" svg:d="m107 54c0 29-24 52-53 52-30 0-54-23-54-52 0-31 24-54 54-54 29 0 53 23 53 54">
          <text:p/>
        </draw:path>
        <draw:line draw:style-name="gr1" draw:layer="layout" svg:x1="5.715cm" svg:y1="5.432cm" svg:x2="5.892cm" svg:y2="5.927cm">
          <text:p/>
        </draw:line>
        <draw:polyline draw:style-name="gr1" draw:layer="layout" svg:width="0cm" svg:height="0cm" svg:x="5.891cm" svg:y="5.926cm" svg:viewBox="0 0 0 0" draw:points="0,0">
          <text:p/>
        </draw:polyline>
        <draw:line draw:style-name="gr1" draw:layer="layout" svg:x1="5.961cm" svg:y1="5.961cm" svg:x2="6.702cm" svg:y2="5.961cm">
          <text:p/>
        </draw:line>
        <draw:polyline draw:style-name="gr1" draw:layer="layout" svg:width="0cm" svg:height="0cm" svg:x="6.702cm" svg:y="5.961cm" svg:viewBox="0 0 0 0" draw:points="0,0">
          <text:p/>
        </draw:polyline>
        <draw:line draw:style-name="gr1" draw:layer="layout" svg:x1="6.773cm" svg:y1="5.927cm" svg:x2="6.95cm" svg:y2="5.432cm">
          <text:p/>
        </draw:line>
        <draw:polyline draw:style-name="gr1" draw:layer="layout" svg:width="0cm" svg:height="0cm" svg:x="6.949cm" svg:y="5.432cm" svg:viewBox="0 0 0 0" draw:points="0,0">
          <text:p/>
        </draw:polyline>
        <draw:path draw:style-name="gr1" draw:layer="layout" svg:width="0.106cm" svg:height="0.106cm" svg:x="5.891cm" svg:y="5.326cm" svg:viewBox="0 0 107 107" svg:d="m107 54c0 30-25 53-54 53s-53-23-53-53 24-54 53-54 54 24 54 54">
          <text:p/>
        </draw:path>
        <draw:path draw:style-name="gr1" draw:layer="layout" svg:width="0.106cm" svg:height="0.106cm" svg:x="6.667cm" svg:y="5.326cm" svg:viewBox="0 0 107 107" svg:d="m107 54c0 30-24 53-53 53-30 0-54-23-54-53s24-54 54-54c29 0 53 24 53 54">
          <text:p/>
        </draw:path>
        <draw:polygon draw:style-name="gr1" draw:layer="layout" svg:width="0.106cm" svg:height="0.141cm" svg:x="6.067cm" svg:y="6.173cm" svg:viewBox="0 0 107 142" draw:points="0,142 107,142 107,0 0,0">
          <text:p/>
        </draw:polygon>
        <draw:polygon draw:style-name="gr1" draw:layer="layout" svg:width="0.106cm" svg:height="0.141cm" svg:x="6.279cm" svg:y="6.173cm" svg:viewBox="0 0 107 142" draw:points="0,142 107,142 107,0 0,0">
          <text:p/>
        </draw:polygon>
        <draw:polygon draw:style-name="gr1" draw:layer="layout" svg:width="0.106cm" svg:height="0.141cm" svg:x="6.173cm" svg:y="6.173cm" svg:viewBox="0 0 107 142" draw:points="0,142 107,142 107,0 0,0">
          <text:p/>
        </draw:polygon>
        <draw:polygon draw:style-name="gr1" draw:layer="layout" svg:width="0.106cm" svg:height="0.141cm" svg:x="6.385cm" svg:y="6.173cm" svg:viewBox="0 0 107 142" draw:points="0,142 107,142 107,0 0,0">
          <text:p/>
        </draw:polygon>
        <draw:polygon draw:style-name="gr1" draw:layer="layout" svg:width="0.105cm" svg:height="0.141cm" svg:x="6.491cm" svg:y="6.173cm" svg:viewBox="0 0 106 142" draw:points="0,142 106,142 106,0 0,0">
          <text:p/>
        </draw:polygon>
        <draw:polygon draw:style-name="gr3" draw:layer="layout" svg:width="1.587cm" svg:height="0.882cm" svg:x="0.388cm" svg:y="2.01cm" svg:viewBox="0 0 1588 883" draw:points="0,883 1588,883 1588,0 0,0">
          <text:p/>
        </draw:polygon>
        <draw:polygon draw:style-name="gr1" draw:layer="layout" svg:width="0.141cm" svg:height="0.282cm" svg:x="0.282cm" svg:y="2.222cm" svg:viewBox="0 0 142 283" draw:points="0,283 142,283 142,0 0,0">
          <text:p/>
        </draw:polygon>
        <draw:line draw:style-name="gr3" draw:layer="layout" svg:x1="0.318cm" svg:y1="2.223cm" svg:x2="0.035cm" svg:y2="2.187cm">
          <text:p/>
        </draw:line>
        <draw:line draw:style-name="gr3" draw:layer="layout" svg:x1="0.035cm" svg:y1="2.187cm" svg:x2="0.035cm" svg:y2="2.54cm">
          <text:p/>
        </draw:line>
        <draw:line draw:style-name="gr3" draw:layer="layout" svg:x1="0.035cm" svg:y1="2.541cm" svg:x2="0.318cm" svg:y2="2.504cm">
          <text:p/>
        </draw:line>
        <draw:line draw:style-name="gr1" draw:layer="layout" svg:x1="0.74cm" svg:y1="2.011cm" svg:x2="0.918cm" svg:y2="1.94cm">
          <text:p/>
        </draw:line>
        <draw:line draw:style-name="gr1" draw:layer="layout" svg:x1="0.917cm" svg:y1="1.94cm" svg:x2="1.622cm" svg:y2="1.94cm">
          <text:p/>
        </draw:line>
        <draw:line draw:style-name="gr1" draw:layer="layout" svg:x1="1.622cm" svg:y1="1.94cm" svg:x2="1.764cm" svg:y2="2.011cm">
          <text:p/>
        </draw:line>
        <draw:line draw:style-name="gr3" draw:layer="layout" svg:x1="1.129cm" svg:y1="2.892cm" svg:x2="0.811cm" svg:y2="4.834cm">
          <text:p/>
        </draw:line>
        <draw:polyline draw:style-name="gr3" draw:layer="layout" svg:width="0cm" svg:height="0cm" svg:x="0.811cm" svg:y="4.833cm" svg:viewBox="0 0 0 0" draw:points="0,0">
          <text:p/>
        </draw:polyline>
        <draw:polyline draw:style-name="gr3" draw:layer="layout" svg:width="0cm" svg:height="0cm" svg:x="1.693cm" svg:y="4.762cm" svg:viewBox="0 0 0 0" draw:points="0,0">
          <text:p/>
        </draw:polyline>
        <draw:line draw:style-name="gr3" draw:layer="layout" svg:x1="1.694cm" svg:y1="4.763cm" svg:x2="1.128cm" svg:y2="2.892cm">
          <text:p/>
        </draw:line>
        <draw:line draw:style-name="gr3" draw:layer="layout" svg:x1="1.128cm" svg:y1="2.892cm" svg:x2="1.447cm" svg:y2="4.869cm">
          <text:p/>
        </draw:line>
        <draw:polyline draw:style-name="gr3" draw:layer="layout" svg:width="0cm" svg:height="0cm" svg:x="1.446cm" svg:y="4.868cm" svg:viewBox="0 0 0 0" draw:points="0,0">
          <text:p/>
        </draw:polyline>
        <draw:polygon draw:style-name="gr6" draw:layer="layout" svg:width="3.528cm" svg:height="2.293cm" svg:x="4.621cm" svg:y="1.375cm" svg:viewBox="0 0 3529 2294" draw:points="0,0 0,2294 3529,2294 3529,0">
          <text:p/>
        </draw:polygon>
        <draw:frame draw:style-name="gr7" draw:text-style-name="P1" draw:layer="layout" svg:width="1.022cm" svg:height="0.433cm" svg:x="5.891cm" svg:y="1.995cm">
          <draw:text-box>
            <text:p text:style-name="P1"><text:span text:style-name="T1">SSTV</text:span></text:p>
          </draw:text-box>
        </draw:frame>
        <draw:line draw:style-name="gr1" draw:layer="layout" svg:x1="13.617cm" svg:y1="-0.036cm" svg:x2="13.971cm" svg:y2="0.493cm">
          <text:p/>
        </draw:line>
        <draw:line draw:style-name="gr1" draw:layer="layout" svg:x1="13.97cm" svg:y1="0.493cm" svg:x2="14.323cm" svg:y2="-0.036cm">
          <text:p/>
        </draw:line>
        <draw:line draw:style-name="gr1" draw:layer="layout" svg:x1="12.77cm" svg:y1="2.434cm" svg:x2="13.97cm" svg:y2="2.434cm">
          <text:p/>
        </draw:line>
        <draw:line draw:style-name="gr1" draw:layer="layout" svg:x1="13.97cm" svg:y1="2.434cm" svg:x2="13.97cm" svg:y2="-0.036cm">
          <text:p/>
        </draw:line>
        <draw:line draw:style-name="gr8" draw:layer="layout" svg:x1="9.956cm" svg:y1="2.434cm" svg:x2="8.151cm" svg:y2="2.434cm">
          <text:p/>
        </draw:line>
        <draw:polyline draw:style-name="gr9" draw:layer="layout" svg:width="0.212cm" svg:height="0.141cm" svg:x="9.736cm" svg:y="2.363cm" svg:viewBox="0 0 213 142" draw:points="0,72 0,0 213,72 0,142">
          <text:p/>
        </draw:polyline>
        <draw:polyline draw:style-name="gr9" draw:layer="layout" svg:width="0.211cm" svg:height="0.141cm" svg:x="8.149cm" svg:y="2.363cm" svg:viewBox="0 0 212 142" draw:points="212,72 212,142 0,72 212,0">
          <text:p/>
        </draw:polyline>
        <draw:line draw:style-name="gr8" draw:layer="layout" svg:x1="6.35cm" svg:y1="3.645cm" svg:x2="6.35cm" svg:y2="4.882cm">
          <text:p/>
        </draw:line>
        <draw:polyline draw:style-name="gr9" draw:layer="layout" svg:width="0.141cm" svg:height="0.212cm" svg:x="6.279cm" svg:y="3.668cm" svg:viewBox="0 0 142 213" draw:points="72,213 0,213 72,0 142,213">
          <text:p/>
        </draw:polyline>
        <draw:polyline draw:style-name="gr9" draw:layer="layout" svg:width="0.141cm" svg:height="0.212cm" svg:x="6.279cm" svg:y="4.691cm" svg:viewBox="0 0 142 213" draw:points="72,0 142,0 72,213 0,0">
          <text:p/>
        </draw:polyline>
        <draw:line draw:style-name="gr10" draw:layer="layout" svg:x1="8.173cm" svg:y1="2.963cm" svg:x2="9.419cm" svg:y2="2.963cm">
          <text:p/>
        </draw:line>
        <draw:line draw:style-name="gr11" draw:layer="layout" svg:x1="9.419cm" svg:y1="2.963cm" svg:x2="9.419cm" svg:y2="4.677cm">
          <text:p/>
        </draw:line>
        <draw:polyline draw:style-name="gr9" draw:layer="layout" svg:width="0.211cm" svg:height="0.141cm" svg:x="8.149cm" svg:y="2.892cm" svg:viewBox="0 0 212 142" draw:points="212,72 212,142 0,72 212,0">
          <text:p/>
        </draw:polyline>
        <draw:polyline draw:style-name="gr9" draw:layer="layout" svg:width="0.141cm" svg:height="0.211cm" svg:x="9.348cm" svg:y="4.48cm" svg:viewBox="0 0 142 212" draw:points="71,0 142,0 71,212 0,0">
          <text:p/>
        </draw:polyline>
        <draw:line draw:style-name="gr1" draw:layer="layout" svg:x1="4.621cm" svg:y1="2.963cm" svg:x2="3.421cm" svg:y2="2.963cm">
          <text:p/>
        </draw:line>
        <draw:line draw:style-name="gr11" draw:layer="layout" svg:x1="3.421cm" svg:y1="2.963cm" svg:x2="3.421cm" svg:y2="4.712cm">
          <text:p/>
        </draw:line>
        <draw:polyline draw:style-name="gr9" draw:layer="layout" svg:width="0.141cm" svg:height="0.211cm" svg:x="3.351cm" svg:y="4.48cm" svg:viewBox="0 0 142 212" draw:points="71,0 142,0 71,212 0,0">
          <text:p/>
        </draw:polyline>
        <draw:line draw:style-name="gr12" draw:layer="layout" svg:x1="1.975cm" svg:y1="2.434cm" svg:x2="4.597cm" svg:y2="2.434cm">
          <text:p/>
        </draw:line>
        <draw:polyline draw:style-name="gr9" draw:layer="layout" svg:width="0.212cm" svg:height="0.141cm" svg:x="4.409cm" svg:y="2.363cm" svg:viewBox="0 0 213 142" draw:points="0,72 0,0 213,72 0,142">
          <text:p/>
        </draw:polyline>
        <draw:polygon draw:style-name="gr3" draw:layer="layout" svg:width="2.117cm" svg:height="0.53cm" svg:x="8.345cm" svg:y="5.99cm" svg:viewBox="0 0 2118 531" draw:points="0,531 2118,531 2118,0 0,0">
          <text:p/>
        </draw:polygon>
        <draw:polyline draw:style-name="gr13" draw:layer="layout" svg:width="2.046cm" svg:height="0.459cm" svg:x="8.396cm" svg:y="6.173cm" svg:viewBox="0 0 2047 460" draw:points="423,0 1587,0 2047,389 2047,460 0,460 0,389">
          <text:p/>
        </draw:polyline>
        <draw:polygon draw:style-name="gr14" draw:layer="layout" svg:width="2.046cm" svg:height="0.459cm" svg:x="8.393cm" svg:y="6.176cm" svg:viewBox="0 0 2047 460" draw:points="423,0 1587,0 2047,389 2047,460 0,460 0,389">
          <text:p/>
        </draw:polygon>
        <draw:line draw:style-name="gr15" draw:layer="layout" svg:x1="8.537cm" svg:y1="6.527cm" svg:x2="8.573cm" svg:y2="6.455cm">
          <text:p/>
        </draw:line>
        <draw:line draw:style-name="gr15" draw:layer="layout" svg:x1="8.572cm" svg:y1="6.455cm" svg:x2="8.678cm" svg:y2="6.455cm">
          <text:p/>
        </draw:line>
        <draw:line draw:style-name="gr15" draw:layer="layout" svg:x1="8.678cm" svg:y1="6.455cm" svg:x2="8.714cm" svg:y2="6.527cm">
          <text:p/>
        </draw:line>
        <draw:line draw:style-name="gr15" draw:layer="layout" svg:x1="8.713cm" svg:y1="6.527cm" svg:x2="8.749cm" svg:y2="6.455cm">
          <text:p/>
        </draw:line>
        <draw:line draw:style-name="gr15" draw:layer="layout" svg:x1="8.748cm" svg:y1="6.455cm" svg:x2="8.854cm" svg:y2="6.455cm">
          <text:p/>
        </draw:line>
        <draw:line draw:style-name="gr15" draw:layer="layout" svg:x1="8.854cm" svg:y1="6.455cm" svg:x2="8.892cm" svg:y2="6.527cm">
          <text:p/>
        </draw:line>
        <draw:line draw:style-name="gr15" draw:layer="layout" svg:x1="8.89cm" svg:y1="6.527cm" svg:x2="8.926cm" svg:y2="6.455cm">
          <text:p/>
        </draw:line>
        <draw:line draw:style-name="gr15" draw:layer="layout" svg:x1="8.925cm" svg:y1="6.455cm" svg:x2="9.031cm" svg:y2="6.455cm">
          <text:p/>
        </draw:line>
        <draw:line draw:style-name="gr15" draw:layer="layout" svg:x1="9.031cm" svg:y1="6.455cm" svg:x2="9.067cm" svg:y2="6.527cm">
          <text:p/>
        </draw:line>
        <draw:line draw:style-name="gr15" draw:layer="layout" svg:x1="9.066cm" svg:y1="6.527cm" svg:x2="9.102cm" svg:y2="6.455cm">
          <text:p/>
        </draw:line>
        <draw:line draw:style-name="gr15" draw:layer="layout" svg:x1="9.101cm" svg:y1="6.455cm" svg:x2="9.736cm" svg:y2="6.455cm">
          <text:p/>
        </draw:line>
        <draw:line draw:style-name="gr15" draw:layer="layout" svg:x1="9.736cm" svg:y1="6.455cm" svg:x2="9.772cm" svg:y2="6.527cm">
          <text:p/>
        </draw:line>
        <draw:line draw:style-name="gr15" draw:layer="layout" svg:x1="9.771cm" svg:y1="6.527cm" svg:x2="9.808cm" svg:y2="6.455cm">
          <text:p/>
        </draw:line>
        <draw:line draw:style-name="gr15" draw:layer="layout" svg:x1="9.807cm" svg:y1="6.455cm" svg:x2="9.913cm" svg:y2="6.455cm">
          <text:p/>
        </draw:line>
        <draw:line draw:style-name="gr15" draw:layer="layout" svg:x1="9.913cm" svg:y1="6.455cm" svg:x2="9.949cm" svg:y2="6.527cm">
          <text:p/>
        </draw:line>
        <draw:line draw:style-name="gr15" draw:layer="layout" svg:x1="9.948cm" svg:y1="6.527cm" svg:x2="9.984cm" svg:y2="6.455cm">
          <text:p/>
        </draw:line>
        <draw:line draw:style-name="gr15" draw:layer="layout" svg:x1="9.983cm" svg:y1="6.455cm" svg:x2="10.089cm" svg:y2="6.455cm">
          <text:p/>
        </draw:line>
        <draw:line draw:style-name="gr15" draw:layer="layout" svg:x1="10.089cm" svg:y1="6.455cm" svg:x2="10.125cm" svg:y2="6.527cm">
          <text:p/>
        </draw:line>
        <draw:line draw:style-name="gr15" draw:layer="layout" svg:x1="10.124cm" svg:y1="6.527cm" svg:x2="10.161cm" svg:y2="6.455cm">
          <text:p/>
        </draw:line>
        <draw:line draw:style-name="gr15" draw:layer="layout" svg:x1="10.16cm" svg:y1="6.455cm" svg:x2="10.265cm" svg:y2="6.455cm">
          <text:p/>
        </draw:line>
        <draw:line draw:style-name="gr15" draw:layer="layout" svg:x1="10.265cm" svg:y1="6.455cm" svg:x2="10.302cm" svg:y2="6.527cm">
          <text:p/>
        </draw:line>
        <draw:polyline draw:style-name="gr15" draw:layer="layout" svg:width="0cm" svg:height="0cm" svg:x="10.301cm" svg:y="6.526cm" svg:viewBox="0 0 0 0" draw:points="0,0">
          <text:p/>
        </draw:polyline>
        <draw:line draw:style-name="gr15" draw:layer="layout" svg:x1="8.607cm" svg:y1="6.456cm" svg:x2="8.644cm" svg:y2="6.385cm">
          <text:p/>
        </draw:line>
        <draw:line draw:style-name="gr15" draw:layer="layout" svg:x1="8.643cm" svg:y1="6.385cm" svg:x2="8.748cm" svg:y2="6.385cm">
          <text:p/>
        </draw:line>
        <draw:line draw:style-name="gr15" draw:layer="layout" svg:x1="8.748cm" svg:y1="6.385cm" svg:x2="8.785cm" svg:y2="6.456cm">
          <text:p/>
        </draw:line>
        <draw:polyline draw:style-name="gr15" draw:layer="layout" svg:width="0cm" svg:height="0cm" svg:x="8.784cm" svg:y="6.455cm" svg:viewBox="0 0 0 0" draw:points="0,0">
          <text:p/>
        </draw:polyline>
        <draw:line draw:style-name="gr15" draw:layer="layout" svg:x1="8.784cm" svg:y1="6.456cm" svg:x2="8.82cm" svg:y2="6.385cm">
          <text:p/>
        </draw:line>
        <draw:line draw:style-name="gr15" draw:layer="layout" svg:x1="8.819cm" svg:y1="6.385cm" svg:x2="8.925cm" svg:y2="6.385cm">
          <text:p/>
        </draw:line>
        <draw:line draw:style-name="gr15" draw:layer="layout" svg:x1="8.925cm" svg:y1="6.385cm" svg:x2="8.961cm" svg:y2="6.456cm">
          <text:p/>
        </draw:line>
        <draw:polyline draw:style-name="gr15" draw:layer="layout" svg:width="0cm" svg:height="0cm" svg:x="8.96cm" svg:y="6.455cm" svg:viewBox="0 0 0 0" draw:points="0,0">
          <text:p/>
        </draw:polyline>
        <draw:line draw:style-name="gr15" draw:layer="layout" svg:x1="8.96cm" svg:y1="6.456cm" svg:x2="8.996cm" svg:y2="6.385cm">
          <text:p/>
        </draw:line>
        <draw:line draw:style-name="gr15" draw:layer="layout" svg:x1="8.995cm" svg:y1="6.385cm" svg:x2="9.101cm" svg:y2="6.385cm">
          <text:p/>
        </draw:line>
        <draw:line draw:style-name="gr15" draw:layer="layout" svg:x1="9.101cm" svg:y1="6.385cm" svg:x2="9.137cm" svg:y2="6.456cm">
          <text:p/>
        </draw:line>
        <draw:polyline draw:style-name="gr15" draw:layer="layout" svg:width="0cm" svg:height="0cm" svg:x="9.136cm" svg:y="6.455cm" svg:viewBox="0 0 0 0" draw:points="0,0">
          <text:p/>
        </draw:polyline>
        <draw:line draw:style-name="gr15" draw:layer="layout" svg:x1="9.136cm" svg:y1="6.456cm" svg:x2="9.173cm" svg:y2="6.385cm">
          <text:p/>
        </draw:line>
        <draw:line draw:style-name="gr15" draw:layer="layout" svg:x1="9.172cm" svg:y1="6.385cm" svg:x2="9.278cm" svg:y2="6.385cm">
          <text:p/>
        </draw:line>
        <draw:line draw:style-name="gr15" draw:layer="layout" svg:x1="9.278cm" svg:y1="6.385cm" svg:x2="9.314cm" svg:y2="6.456cm">
          <text:p/>
        </draw:line>
        <draw:polyline draw:style-name="gr15" draw:layer="layout" svg:width="0cm" svg:height="0cm" svg:x="9.313cm" svg:y="6.455cm" svg:viewBox="0 0 0 0" draw:points="0,0">
          <text:p/>
        </draw:polyline>
        <draw:line draw:style-name="gr15" draw:layer="layout" svg:x1="9.313cm" svg:y1="6.456cm" svg:x2="9.349cm" svg:y2="6.385cm">
          <text:p/>
        </draw:line>
        <draw:line draw:style-name="gr15" draw:layer="layout" svg:x1="9.348cm" svg:y1="6.385cm" svg:x2="9.454cm" svg:y2="6.385cm">
          <text:p/>
        </draw:line>
        <draw:line draw:style-name="gr15" draw:layer="layout" svg:x1="9.454cm" svg:y1="6.385cm" svg:x2="9.49cm" svg:y2="6.456cm">
          <text:p/>
        </draw:line>
        <draw:polyline draw:style-name="gr15" draw:layer="layout" svg:width="0cm" svg:height="0cm" svg:x="9.489cm" svg:y="6.455cm" svg:viewBox="0 0 0 0" draw:points="0,0">
          <text:p/>
        </draw:polyline>
        <draw:line draw:style-name="gr15" draw:layer="layout" svg:x1="9.489cm" svg:y1="6.456cm" svg:x2="9.526cm" svg:y2="6.385cm">
          <text:p/>
        </draw:line>
        <draw:line draw:style-name="gr15" draw:layer="layout" svg:x1="9.525cm" svg:y1="6.385cm" svg:x2="9.63cm" svg:y2="6.385cm">
          <text:p/>
        </draw:line>
        <draw:line draw:style-name="gr15" draw:layer="layout" svg:x1="9.63cm" svg:y1="6.385cm" svg:x2="9.667cm" svg:y2="6.456cm">
          <text:p/>
        </draw:line>
        <draw:polyline draw:style-name="gr15" draw:layer="layout" svg:width="0cm" svg:height="0cm" svg:x="9.666cm" svg:y="6.455cm" svg:viewBox="0 0 0 0" draw:points="0,0">
          <text:p/>
        </draw:polyline>
        <draw:line draw:style-name="gr15" draw:layer="layout" svg:x1="9.666cm" svg:y1="6.456cm" svg:x2="9.702cm" svg:y2="6.385cm">
          <text:p/>
        </draw:line>
        <draw:line draw:style-name="gr15" draw:layer="layout" svg:x1="9.701cm" svg:y1="6.385cm" svg:x2="9.807cm" svg:y2="6.385cm">
          <text:p/>
        </draw:line>
        <draw:line draw:style-name="gr15" draw:layer="layout" svg:x1="9.807cm" svg:y1="6.385cm" svg:x2="9.843cm" svg:y2="6.456cm">
          <text:p/>
        </draw:line>
        <draw:polyline draw:style-name="gr15" draw:layer="layout" svg:width="0cm" svg:height="0cm" svg:x="9.842cm" svg:y="6.455cm" svg:viewBox="0 0 0 0" draw:points="0,0">
          <text:p/>
        </draw:polyline>
        <draw:line draw:style-name="gr15" draw:layer="layout" svg:x1="9.842cm" svg:y1="6.456cm" svg:x2="9.878cm" svg:y2="6.385cm">
          <text:p/>
        </draw:line>
        <draw:line draw:style-name="gr15" draw:layer="layout" svg:x1="9.877cm" svg:y1="6.385cm" svg:x2="9.983cm" svg:y2="6.385cm">
          <text:p/>
        </draw:line>
        <draw:line draw:style-name="gr15" draw:layer="layout" svg:x1="9.983cm" svg:y1="6.385cm" svg:x2="10.019cm" svg:y2="6.456cm">
          <text:p/>
        </draw:line>
        <draw:polyline draw:style-name="gr15" draw:layer="layout" svg:width="0cm" svg:height="0cm" svg:x="10.018cm" svg:y="6.455cm" svg:viewBox="0 0 0 0" draw:points="0,0">
          <text:p/>
        </draw:polyline>
        <draw:line draw:style-name="gr15" draw:layer="layout" svg:x1="10.018cm" svg:y1="6.456cm" svg:x2="10.055cm" svg:y2="6.385cm">
          <text:p/>
        </draw:line>
        <draw:line draw:style-name="gr15" draw:layer="layout" svg:x1="10.054cm" svg:y1="6.385cm" svg:x2="10.16cm" svg:y2="6.385cm">
          <text:p/>
        </draw:line>
        <draw:line draw:style-name="gr15" draw:layer="layout" svg:x1="10.16cm" svg:y1="6.385cm" svg:x2="10.196cm" svg:y2="6.456cm">
          <text:p/>
        </draw:line>
        <draw:polyline draw:style-name="gr15" draw:layer="layout" svg:width="0cm" svg:height="0cm" svg:x="10.195cm" svg:y="6.455cm" svg:viewBox="0 0 0 0" draw:points="0,0">
          <text:p/>
        </draw:polyline>
        <draw:line draw:style-name="gr15" draw:layer="layout" svg:x1="8.713cm" svg:y1="6.386cm" svg:x2="8.749cm" svg:y2="6.314cm">
          <text:p/>
        </draw:line>
        <draw:line draw:style-name="gr15" draw:layer="layout" svg:x1="8.748cm" svg:y1="6.314cm" svg:x2="8.854cm" svg:y2="6.314cm">
          <text:p/>
        </draw:line>
        <draw:line draw:style-name="gr15" draw:layer="layout" svg:x1="8.854cm" svg:y1="6.314cm" svg:x2="8.892cm" svg:y2="6.386cm">
          <text:p/>
        </draw:line>
        <draw:polyline draw:style-name="gr15" draw:layer="layout" svg:width="0cm" svg:height="0cm" svg:x="8.89cm" svg:y="6.385cm" svg:viewBox="0 0 0 0" draw:points="0,0">
          <text:p/>
        </draw:polyline>
        <draw:line draw:style-name="gr15" draw:layer="layout" svg:x1="8.89cm" svg:y1="6.386cm" svg:x2="8.926cm" svg:y2="6.314cm">
          <text:p/>
        </draw:line>
        <draw:line draw:style-name="gr15" draw:layer="layout" svg:x1="8.925cm" svg:y1="6.314cm" svg:x2="9.031cm" svg:y2="6.314cm">
          <text:p/>
        </draw:line>
        <draw:line draw:style-name="gr15" draw:layer="layout" svg:x1="9.031cm" svg:y1="6.314cm" svg:x2="9.067cm" svg:y2="6.386cm">
          <text:p/>
        </draw:line>
        <draw:polyline draw:style-name="gr15" draw:layer="layout" svg:width="0cm" svg:height="0cm" svg:x="9.066cm" svg:y="6.385cm" svg:viewBox="0 0 0 0" draw:points="0,0">
          <text:p/>
        </draw:polyline>
        <draw:line draw:style-name="gr15" draw:layer="layout" svg:x1="9.066cm" svg:y1="6.386cm" svg:x2="9.102cm" svg:y2="6.314cm">
          <text:p/>
        </draw:line>
        <draw:line draw:style-name="gr15" draw:layer="layout" svg:x1="9.101cm" svg:y1="6.314cm" svg:x2="9.207cm" svg:y2="6.314cm">
          <text:p/>
        </draw:line>
        <draw:line draw:style-name="gr15" draw:layer="layout" svg:x1="9.207cm" svg:y1="6.314cm" svg:x2="9.243cm" svg:y2="6.386cm">
          <text:p/>
        </draw:line>
        <draw:polyline draw:style-name="gr15" draw:layer="layout" svg:width="0cm" svg:height="0cm" svg:x="9.242cm" svg:y="6.385cm" svg:viewBox="0 0 0 0" draw:points="0,0">
          <text:p/>
        </draw:polyline>
        <draw:line draw:style-name="gr15" draw:layer="layout" svg:x1="9.242cm" svg:y1="6.386cm" svg:x2="9.279cm" svg:y2="6.314cm">
          <text:p/>
        </draw:line>
        <draw:line draw:style-name="gr15" draw:layer="layout" svg:x1="9.278cm" svg:y1="6.314cm" svg:x2="9.383cm" svg:y2="6.314cm">
          <text:p/>
        </draw:line>
        <draw:line draw:style-name="gr15" draw:layer="layout" svg:x1="9.383cm" svg:y1="6.314cm" svg:x2="9.42cm" svg:y2="6.386cm">
          <text:p/>
        </draw:line>
        <draw:polyline draw:style-name="gr15" draw:layer="layout" svg:width="0cm" svg:height="0cm" svg:x="9.419cm" svg:y="6.385cm" svg:viewBox="0 0 0 0" draw:points="0,0">
          <text:p/>
        </draw:polyline>
        <draw:line draw:style-name="gr15" draw:layer="layout" svg:x1="9.419cm" svg:y1="6.386cm" svg:x2="9.455cm" svg:y2="6.314cm">
          <text:p/>
        </draw:line>
        <draw:line draw:style-name="gr15" draw:layer="layout" svg:x1="9.454cm" svg:y1="6.314cm" svg:x2="9.56cm" svg:y2="6.314cm">
          <text:p/>
        </draw:line>
        <draw:line draw:style-name="gr15" draw:layer="layout" svg:x1="9.56cm" svg:y1="6.314cm" svg:x2="9.596cm" svg:y2="6.386cm">
          <text:p/>
        </draw:line>
        <draw:polyline draw:style-name="gr15" draw:layer="layout" svg:width="0cm" svg:height="0cm" svg:x="9.595cm" svg:y="6.385cm" svg:viewBox="0 0 0 0" draw:points="0,0">
          <text:p/>
        </draw:polyline>
        <draw:line draw:style-name="gr15" draw:layer="layout" svg:x1="9.595cm" svg:y1="6.386cm" svg:x2="9.631cm" svg:y2="6.314cm">
          <text:p/>
        </draw:line>
        <draw:line draw:style-name="gr15" draw:layer="layout" svg:x1="9.63cm" svg:y1="6.314cm" svg:x2="9.736cm" svg:y2="6.314cm">
          <text:p/>
        </draw:line>
        <draw:line draw:style-name="gr15" draw:layer="layout" svg:x1="9.736cm" svg:y1="6.314cm" svg:x2="9.772cm" svg:y2="6.386cm">
          <text:p/>
        </draw:line>
        <draw:polyline draw:style-name="gr15" draw:layer="layout" svg:width="0cm" svg:height="0cm" svg:x="9.771cm" svg:y="6.385cm" svg:viewBox="0 0 0 0" draw:points="0,0">
          <text:p/>
        </draw:polyline>
        <draw:line draw:style-name="gr15" draw:layer="layout" svg:x1="9.771cm" svg:y1="6.386cm" svg:x2="9.808cm" svg:y2="6.314cm">
          <text:p/>
        </draw:line>
        <draw:line draw:style-name="gr15" draw:layer="layout" svg:x1="9.807cm" svg:y1="6.314cm" svg:x2="9.913cm" svg:y2="6.314cm">
          <text:p/>
        </draw:line>
        <draw:line draw:style-name="gr15" draw:layer="layout" svg:x1="9.913cm" svg:y1="6.314cm" svg:x2="9.949cm" svg:y2="6.386cm">
          <text:p/>
        </draw:line>
        <draw:polyline draw:style-name="gr15" draw:layer="layout" svg:width="0cm" svg:height="0cm" svg:x="9.948cm" svg:y="6.385cm" svg:viewBox="0 0 0 0" draw:points="0,0">
          <text:p/>
        </draw:polyline>
        <draw:line draw:style-name="gr15" draw:layer="layout" svg:x1="9.948cm" svg:y1="6.386cm" svg:x2="9.984cm" svg:y2="6.314cm">
          <text:p/>
        </draw:line>
        <draw:line draw:style-name="gr15" draw:layer="layout" svg:x1="9.983cm" svg:y1="6.314cm" svg:x2="10.089cm" svg:y2="6.314cm">
          <text:p/>
        </draw:line>
        <draw:line draw:style-name="gr15" draw:layer="layout" svg:x1="10.089cm" svg:y1="6.314cm" svg:x2="10.125cm" svg:y2="6.386cm">
          <text:p/>
        </draw:line>
        <draw:polyline draw:style-name="gr15" draw:layer="layout" svg:width="0cm" svg:height="0cm" svg:x="10.124cm" svg:y="6.385cm" svg:viewBox="0 0 0 0" draw:points="0,0">
          <text:p/>
        </draw:polyline>
        <draw:line draw:style-name="gr15" draw:layer="layout" svg:x1="8.96cm" svg:y1="6.315cm" svg:x2="8.996cm" svg:y2="6.244cm">
          <text:p/>
        </draw:line>
        <draw:line draw:style-name="gr15" draw:layer="layout" svg:x1="8.995cm" svg:y1="6.244cm" svg:x2="9.101cm" svg:y2="6.244cm">
          <text:p/>
        </draw:line>
        <draw:line draw:style-name="gr15" draw:layer="layout" svg:x1="9.101cm" svg:y1="6.244cm" svg:x2="9.137cm" svg:y2="6.315cm">
          <text:p/>
        </draw:line>
        <draw:polyline draw:style-name="gr15" draw:layer="layout" svg:width="0cm" svg:height="0cm" svg:x="9.136cm" svg:y="6.314cm" svg:viewBox="0 0 0 0" draw:points="0,0">
          <text:p/>
        </draw:polyline>
        <draw:line draw:style-name="gr15" draw:layer="layout" svg:x1="9.136cm" svg:y1="6.315cm" svg:x2="9.173cm" svg:y2="6.244cm">
          <text:p/>
        </draw:line>
        <draw:line draw:style-name="gr15" draw:layer="layout" svg:x1="9.172cm" svg:y1="6.244cm" svg:x2="9.278cm" svg:y2="6.244cm">
          <text:p/>
        </draw:line>
        <draw:line draw:style-name="gr15" draw:layer="layout" svg:x1="9.278cm" svg:y1="6.244cm" svg:x2="9.314cm" svg:y2="6.315cm">
          <text:p/>
        </draw:line>
        <draw:polyline draw:style-name="gr15" draw:layer="layout" svg:width="0cm" svg:height="0cm" svg:x="9.313cm" svg:y="6.314cm" svg:viewBox="0 0 0 0" draw:points="0,0">
          <text:p/>
        </draw:polyline>
        <draw:line draw:style-name="gr15" draw:layer="layout" svg:x1="9.313cm" svg:y1="6.315cm" svg:x2="9.349cm" svg:y2="6.244cm">
          <text:p/>
        </draw:line>
        <draw:line draw:style-name="gr15" draw:layer="layout" svg:x1="9.348cm" svg:y1="6.244cm" svg:x2="9.454cm" svg:y2="6.244cm">
          <text:p/>
        </draw:line>
        <draw:line draw:style-name="gr15" draw:layer="layout" svg:x1="9.454cm" svg:y1="6.244cm" svg:x2="9.49cm" svg:y2="6.315cm">
          <text:p/>
        </draw:line>
        <draw:polyline draw:style-name="gr15" draw:layer="layout" svg:width="0cm" svg:height="0cm" svg:x="9.489cm" svg:y="6.314cm" svg:viewBox="0 0 0 0" draw:points="0,0">
          <text:p/>
        </draw:polyline>
        <draw:line draw:style-name="gr15" draw:layer="layout" svg:x1="9.489cm" svg:y1="6.315cm" svg:x2="9.526cm" svg:y2="6.244cm">
          <text:p/>
        </draw:line>
        <draw:line draw:style-name="gr15" draw:layer="layout" svg:x1="9.525cm" svg:y1="6.244cm" svg:x2="9.63cm" svg:y2="6.244cm">
          <text:p/>
        </draw:line>
        <draw:line draw:style-name="gr15" draw:layer="layout" svg:x1="9.63cm" svg:y1="6.244cm" svg:x2="9.667cm" svg:y2="6.315cm">
          <text:p/>
        </draw:line>
        <draw:polyline draw:style-name="gr15" draw:layer="layout" svg:width="0cm" svg:height="0cm" svg:x="9.666cm" svg:y="6.314cm" svg:viewBox="0 0 0 0" draw:points="0,0">
          <text:p/>
        </draw:polyline>
        <draw:line draw:style-name="gr15" draw:layer="layout" svg:x1="9.666cm" svg:y1="6.315cm" svg:x2="9.702cm" svg:y2="6.244cm">
          <text:p/>
        </draw:line>
        <draw:line draw:style-name="gr15" draw:layer="layout" svg:x1="9.701cm" svg:y1="6.244cm" svg:x2="9.807cm" svg:y2="6.244cm">
          <text:p/>
        </draw:line>
        <draw:line draw:style-name="gr15" draw:layer="layout" svg:x1="9.807cm" svg:y1="6.244cm" svg:x2="9.843cm" svg:y2="6.315cm">
          <text:p/>
        </draw:line>
        <draw:polyline draw:style-name="gr15" draw:layer="layout" svg:width="0cm" svg:height="0cm" svg:x="9.842cm" svg:y="6.314cm" svg:viewBox="0 0 0 0" draw:points="0,0">
          <text:p/>
        </draw:polyline>
        <draw:line draw:style-name="gr15" draw:layer="layout" svg:x1="9.842cm" svg:y1="6.315cm" svg:x2="9.878cm" svg:y2="6.244cm">
          <text:p/>
        </draw:line>
        <draw:line draw:style-name="gr15" draw:layer="layout" svg:x1="9.877cm" svg:y1="6.244cm" svg:x2="9.983cm" svg:y2="6.244cm">
          <text:p/>
        </draw:line>
        <draw:line draw:style-name="gr15" draw:layer="layout" svg:x1="9.983cm" svg:y1="6.244cm" svg:x2="10.019cm" svg:y2="6.315cm">
          <text:p/>
        </draw:line>
        <draw:polyline draw:style-name="gr15" draw:layer="layout" svg:width="0cm" svg:height="0cm" svg:x="10.018cm" svg:y="6.314cm" svg:viewBox="0 0 0 0" draw:points="0,0">
          <text:p/>
        </draw:polyline>
        <draw:line draw:style-name="gr15" draw:layer="layout" svg:x1="8.784cm" svg:y1="6.315cm" svg:x2="8.82cm" svg:y2="6.244cm">
          <text:p/>
        </draw:line>
        <draw:line draw:style-name="gr15" draw:layer="layout" svg:x1="8.819cm" svg:y1="6.244cm" svg:x2="8.925cm" svg:y2="6.244cm">
          <text:p/>
        </draw:line>
        <draw:line draw:style-name="gr15" draw:layer="layout" svg:x1="8.925cm" svg:y1="6.244cm" svg:x2="8.961cm" svg:y2="6.315cm">
          <text:p/>
        </draw:line>
        <draw:polyline draw:style-name="gr15" draw:layer="layout" svg:width="0cm" svg:height="0cm" svg:x="8.96cm" svg:y="6.314cm" svg:viewBox="0 0 0 0" draw:points="0,0">
          <text:p/>
        </draw:polyline>
        <draw:line draw:style-name="gr15" draw:layer="layout" svg:x1="8.82cm" svg:y1="6.208cm" svg:x2="8.431cm" svg:y2="6.562cm">
          <text:p/>
        </draw:line>
        <draw:line draw:style-name="gr15" draw:layer="layout" svg:x1="8.431cm" svg:y1="6.561cm" svg:x2="10.406cm" svg:y2="6.561cm">
          <text:p/>
        </draw:line>
        <draw:line draw:style-name="gr15" draw:layer="layout" svg:x1="10.407cm" svg:y1="6.562cm" svg:x2="9.983cm" svg:y2="6.208cm">
          <text:p/>
        </draw:line>
        <draw:line draw:style-name="gr15" draw:layer="layout" svg:x1="9.983cm" svg:y1="6.208cm" svg:x2="8.819cm" svg:y2="6.208cm">
          <text:p/>
        </draw:line>
        <draw:polyline draw:style-name="gr15" draw:layer="layout" svg:width="0cm" svg:height="0cm" svg:x="8.819cm" svg:y="6.208cm" svg:viewBox="0 0 0 0" draw:points="0,0">
          <text:p/>
        </draw:polyline>
        <draw:line draw:style-name="gr3" draw:layer="layout" svg:x1="8.358cm" svg:y1="5.986cm" svg:x2="8.523cm" svg:y2="5.887cm">
          <text:p/>
        </draw:line>
        <draw:line draw:style-name="gr3" draw:layer="layout" svg:x1="8.501cm" svg:y1="5.891cm" svg:x2="10.301cm" svg:y2="5.891cm">
          <text:p/>
        </draw:line>
        <draw:line draw:style-name="gr3" draw:layer="layout" svg:x1="10.288cm" svg:y1="5.894cm" svg:x2="10.45cm" svg:y2="5.986cm">
          <text:p/>
        </draw:line>
        <draw:path draw:style-name="gr13" draw:layer="layout" svg:width="1.588cm" svg:height="1.235cm" svg:x="8.607cm" svg:y="4.691cm" svg:viewBox="0 0 1589 1236" svg:d="m56 0h1477c31 0 56 20 56 44v1149c0 24-25 43-56 43h-1477c-31 0-56-19-56-43v-1149c0-24 25-44 56-44">
          <text:p/>
        </draw:path>
        <draw:path draw:style-name="gr16" draw:layer="layout" svg:width="1.588cm" svg:height="1.235cm" svg:x="8.613cm" svg:y="4.672cm" svg:viewBox="0 0 1589 1236" svg:d="m56 0h1477c31 0 56 20 56 44v1149c0 24-25 43-56 43h-1477c-31 0-56-19-56-43v-1149c0-24 25-44 56-44z">
          <text:p/>
        </draw:path>
        <draw:polygon draw:style-name="gr1" draw:layer="layout" svg:width="1.234cm" svg:height="0.952cm" svg:x="8.784cm" svg:y="4.833cm" svg:viewBox="0 0 1235 953" draw:points="0,0 0,953 1235,953 1235,0">
          <text:p/>
        </draw:polygon>
        <draw:frame draw:style-name="gr7" draw:text-style-name="P1" draw:layer="layout" svg:width="1.784cm" svg:height="0.433cm" svg:x="5.526cm" svg:y="2.587cm">
          <draw:text-box>
            <text:p text:style-name="P1"><text:span text:style-name="T1">conver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4.463cm" fo:page-height="6.7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 xmlns:dc="http://purl.org/dc/elements/1.1/">2011-02-20T20:35:02</dc:date>
    <dc:creator xmlns:dc="http://purl.org/dc/elements/1.1/">BruXy </dc:creator>
    <meta:document-statistic xmlns:meta="urn:oasis:names:tc:opendocument:xmlns:meta:1.0" meta:object-count="235"/>
    <meta:generator xmlns:meta="urn:oasis:names:tc:opendocument:xmlns:meta:1.0">OpenOffice.org/3.2$Unix OpenOffice.org_project/320m12$Build-9483</meta:generator>
  </office:meta>
</office:document-meta>
</file>